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ctual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abs(diff)/actual</text:p>
          </table:table-cell>
          <table:table-cell table:number-columns-repeated="2"/>
          <table:table-cell office:value-type="string" calcext:value-type="string">
            <text:p>MAE</text:p>
          </table:table-cell>
          <table:table-cell table:formula="of:=SUM([.E2:.E4])/COUNT([.E2:.E4])" office:value-type="float" office:value="7.16666666666667" calcext:value-type="float">
            <text:p>7.1666666666666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.5</text:p>
          </table:table-cell>
          <table:table-cell table:formula="of:=[.B2]-[.C2]" office:value-type="float" office:value="-1.5" calcext:value-type="float">
            <text:p>-1.5</text:p>
          </table:table-cell>
          <table:table-cell table:formula="of:=ABS([.D2])" office:value-type="float" office:value="1.5" calcext:value-type="float">
            <text:p>1.5</text:p>
          </table:table-cell>
          <table:table-cell table:formula="of:=[.D2]^2" office:value-type="float" office:value="2.25" calcext:value-type="float">
            <text:p>2.25</text:p>
          </table:table-cell>
          <table:table-cell table:formula="of:=[.E2]/[.B2]"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MAPE</text:p>
          </table:table-cell>
          <table:table-cell table:formula="of:=100*SUM([.G2:.G4])/COUNT([.E2:.E4])" office:value-type="float" office:value="49.780701754386" calcext:value-type="float">
            <text:p>49.78070175438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3]-[.C3]" office:value-type="float" office:value="13" calcext:value-type="float">
            <text:p>13</text:p>
          </table:table-cell>
          <table:table-cell table:formula="of:=ABS([.D3])" office:value-type="float" office:value="13" calcext:value-type="float">
            <text:p>13</text:p>
          </table:table-cell>
          <table:table-cell table:formula="of:=[.D3]^2" office:value-type="float" office:value="169" calcext:value-type="float">
            <text:p>169</text:p>
          </table:table-cell>
          <table:table-cell table:formula="of:=[.E3]/[.B3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SE</text:p>
          </table:table-cell>
          <table:table-cell table:formula="of:=SUM([.F2:.F4])/COUNT([.E2:.E4])" office:value-type="float" office:value="73.4166666666667" calcext:value-type="float">
            <text:p>73.416666666666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B4]-[.C4]" office:value-type="float" office:value="7" calcext:value-type="float">
            <text:p>7</text:p>
          </table:table-cell>
          <table:table-cell table:formula="of:=ABS([.D4])" office:value-type="float" office:value="7" calcext:value-type="float">
            <text:p>7</text:p>
          </table:table-cell>
          <table:table-cell table:formula="of:=[.D4]^2" office:value-type="float" office:value="49" calcext:value-type="float">
            <text:p>49</text:p>
          </table:table-cell>
          <table:table-cell table:formula="of:=[.E4]/[.B4]" office:value-type="float" office:value="0.368421052631579" calcext:value-type="float">
            <text:p>0.368421052631579</text:p>
          </table:table-cell>
          <table:table-cell table:number-columns-repeated="2"/>
          <table:table-cell office:value-type="string" calcext:value-type="string">
            <text:p>RMSE</text:p>
          </table:table-cell>
          <table:table-cell table:formula="of:=SQRT([.K3])" office:value-type="float" office:value="8.56835262268464" calcext:value-type="float">
            <text:p>8.56835262268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7:08:04.371286861</meta:creation-date>
    <dc:date>2021-10-20T17:18:08.580460105</dc:date>
    <meta:editing-duration>PT10M4S</meta:editing-duration>
    <meta:editing-cycles>1</meta:editing-cycles>
    <meta:document-statistic meta:table-count="1" meta:cell-count="32" meta:object-count="0"/>
    <meta:generator>LibreOffice/6.4.7.2$Linux_X86_64 LibreOffice_project/40$Build-2</meta:generator>
  </office:meta>
</office:document-meta>
</file>